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56d8e" officeooo:paragraph-rsid="00156d8e"/>
    </style:style>
    <style:style style:name="P2" style:family="paragraph" style:parent-style-name="Heading_20_2">
      <style:text-properties officeooo:rsid="001e756b" officeooo:paragraph-rsid="001e756b"/>
    </style:style>
    <style:style style:name="P3" style:family="paragraph" style:parent-style-name="Heading_20_3">
      <style:text-properties officeooo:rsid="00156d8e" officeooo:paragraph-rsid="00156d8e"/>
    </style:style>
    <style:style style:name="P4" style:family="paragraph" style:parent-style-name="Heading_20_4">
      <style:text-properties officeooo:rsid="00156d8e" officeooo:paragraph-rsid="00156d8e"/>
    </style:style>
    <style:style style:name="P5" style:family="paragraph" style:parent-style-name="Text_20_body">
      <style:text-properties officeooo:rsid="001f57fb" officeooo:paragraph-rsid="001f57fb"/>
    </style:style>
    <style:style style:name="P6" style:family="paragraph" style:parent-style-name="Text_20_body">
      <style:text-properties officeooo:rsid="00221f32" officeooo:paragraph-rsid="00221f32"/>
    </style:style>
    <style:style style:name="P7" style:family="paragraph" style:parent-style-name="Text_20_body">
      <style:text-properties officeooo:rsid="00221f32" officeooo:paragraph-rsid="0023bbd8"/>
    </style:style>
    <style:style style:name="P8" style:family="paragraph" style:parent-style-name="Text_20_body">
      <style:text-properties officeooo:rsid="0023bbd8" officeooo:paragraph-rsid="0023bbd8"/>
    </style:style>
    <style:style style:name="P9" style:family="paragraph" style:parent-style-name="Text_20_body">
      <style:text-properties officeooo:paragraph-rsid="00221f32"/>
    </style:style>
    <style:style style:name="P10" style:family="paragraph" style:parent-style-name="Text_20_body">
      <style:text-properties officeooo:rsid="001678ea" officeooo:paragraph-rsid="001678ea"/>
    </style:style>
    <style:style style:name="P11" style:family="paragraph" style:parent-style-name="Heading_20_3">
      <style:text-properties officeooo:rsid="00156d8e" officeooo:paragraph-rsid="0025538e"/>
    </style:style>
    <style:style style:name="P12" style:family="paragraph" style:parent-style-name="Heading_20_4">
      <style:text-properties officeooo:rsid="00156d8e" officeooo:paragraph-rsid="0025538e"/>
    </style:style>
    <style:style style:name="P13" style:family="paragraph" style:parent-style-name="Text_20_body">
      <style:text-properties officeooo:rsid="0025538e" officeooo:paragraph-rsid="0025538e"/>
    </style:style>
    <style:style style:name="P14" style:family="paragraph" style:parent-style-name="Text_20_body">
      <style:text-properties officeooo:rsid="001f57fb" officeooo:paragraph-rsid="0025538e"/>
    </style:style>
    <style:style style:name="P15" style:family="paragraph" style:parent-style-name="Text_20_body">
      <style:text-properties officeooo:rsid="00221f32" officeooo:paragraph-rsid="0025538e"/>
    </style:style>
    <style:style style:name="P16" style:family="paragraph" style:parent-style-name="Text_20_body">
      <style:text-properties officeooo:rsid="0023bbd8" officeooo:paragraph-rsid="0025538e"/>
    </style:style>
    <style:style style:name="P17" style:family="paragraph" style:parent-style-name="Text_20_body">
      <style:text-properties officeooo:rsid="001678ea" officeooo:paragraph-rsid="0025538e"/>
    </style:style>
    <style:style style:name="P18" style:family="paragraph" style:parent-style-name="Heading_20_3">
      <style:text-properties officeooo:rsid="00156d8e" officeooo:paragraph-rsid="00178d9c"/>
    </style:style>
    <style:style style:name="P19" style:family="paragraph" style:parent-style-name="Heading_20_4">
      <style:text-properties officeooo:rsid="00156d8e" officeooo:paragraph-rsid="00178d9c"/>
    </style:style>
    <style:style style:name="P20" style:family="paragraph" style:parent-style-name="Text_20_body">
      <style:text-properties officeooo:rsid="00256761" officeooo:paragraph-rsid="00256761"/>
    </style:style>
    <style:style style:name="P21" style:family="paragraph" style:parent-style-name="Text_20_body">
      <style:text-properties officeooo:rsid="001678ea" officeooo:paragraph-rsid="00256761"/>
    </style:style>
    <style:style style:name="P22" style:family="paragraph" style:parent-style-name="Text_20_body">
      <style:text-properties officeooo:paragraph-rsid="00178d9c"/>
    </style:style>
    <style:style style:name="P23" style:family="paragraph" style:parent-style-name="Heading_20_3">
      <style:text-properties officeooo:rsid="00156d8e" officeooo:paragraph-rsid="00256761"/>
    </style:style>
    <style:style style:name="P24" style:family="paragraph" style:parent-style-name="Heading_20_4">
      <style:text-properties officeooo:rsid="00156d8e" officeooo:paragraph-rsid="00256761"/>
    </style:style>
    <style:style style:name="P25" style:family="paragraph" style:parent-style-name="Text_20_body">
      <style:text-properties officeooo:rsid="0025538e" officeooo:paragraph-rsid="00256761"/>
    </style:style>
    <style:style style:name="P26" style:family="paragraph" style:parent-style-name="Text_20_body">
      <style:text-properties officeooo:rsid="001f57fb" officeooo:paragraph-rsid="00256761"/>
    </style:style>
    <style:style style:name="P27" style:family="paragraph" style:parent-style-name="Text_20_body">
      <style:text-properties officeooo:rsid="00221f32" officeooo:paragraph-rsid="00256761"/>
    </style:style>
    <style:style style:name="P28" style:family="paragraph" style:parent-style-name="Text_20_body">
      <style:text-properties officeooo:rsid="0023bbd8" officeooo:paragraph-rsid="00256761"/>
    </style:style>
    <style:style style:name="P29" style:family="paragraph" style:parent-style-name="Text_20_body">
      <style:text-properties officeooo:paragraph-rsid="00256761"/>
    </style:style>
    <style:style style:name="P30" style:family="paragraph" style:parent-style-name="Text_20_body">
      <style:text-properties officeooo:rsid="00272c7a" officeooo:paragraph-rsid="00272c7a"/>
    </style:style>
    <style:style style:name="P31" style:family="paragraph" style:parent-style-name="Text_20_body">
      <style:text-properties officeooo:rsid="00190f40" officeooo:paragraph-rsid="00256761"/>
    </style:style>
    <style:style style:name="P32" style:family="paragraph" style:parent-style-name="Heading_20_3">
      <style:text-properties officeooo:rsid="00156d8e" officeooo:paragraph-rsid="00272c7a"/>
    </style:style>
    <style:style style:name="P33" style:family="paragraph" style:parent-style-name="Heading_20_4">
      <style:text-properties officeooo:rsid="00156d8e" officeooo:paragraph-rsid="00272c7a"/>
    </style:style>
    <style:style style:name="P34" style:family="paragraph" style:parent-style-name="Text_20_body">
      <style:text-properties officeooo:rsid="0025538e" officeooo:paragraph-rsid="00272c7a"/>
    </style:style>
    <style:style style:name="P35" style:family="paragraph" style:parent-style-name="Text_20_body">
      <style:text-properties officeooo:rsid="00221f32" officeooo:paragraph-rsid="00272c7a"/>
    </style:style>
    <style:style style:name="P36" style:family="paragraph" style:parent-style-name="Text_20_body">
      <style:text-properties officeooo:rsid="001678ea" officeooo:paragraph-rsid="00272c7a"/>
    </style:style>
    <style:style style:name="P37" style:family="paragraph" style:parent-style-name="Text_20_body">
      <style:text-properties officeooo:rsid="0029460d" officeooo:paragraph-rsid="0029460d"/>
    </style:style>
    <style:style style:name="P38" style:family="paragraph" style:parent-style-name="Heading_20_3">
      <style:text-properties officeooo:rsid="00156d8e" officeooo:paragraph-rsid="0029460d"/>
    </style:style>
    <style:style style:name="P39" style:family="paragraph" style:parent-style-name="Heading_20_4">
      <style:text-properties officeooo:rsid="00156d8e" officeooo:paragraph-rsid="0029460d"/>
    </style:style>
    <style:style style:name="P40" style:family="paragraph" style:parent-style-name="Text_20_body">
      <style:text-properties officeooo:rsid="00272c7a" officeooo:paragraph-rsid="0029460d"/>
    </style:style>
    <style:style style:name="P41" style:family="paragraph" style:parent-style-name="Text_20_body">
      <style:text-properties officeooo:rsid="0025538e" officeooo:paragraph-rsid="0029460d"/>
    </style:style>
    <style:style style:name="P42" style:family="paragraph" style:parent-style-name="Text_20_body">
      <style:text-properties officeooo:rsid="00221f32" officeooo:paragraph-rsid="0029460d"/>
    </style:style>
    <style:style style:name="P43" style:family="paragraph" style:parent-style-name="Text_20_body">
      <style:text-properties officeooo:rsid="001678ea" officeooo:paragraph-rsid="0029460d"/>
    </style:style>
    <style:style style:name="T1" style:family="text">
      <style:text-properties officeooo:rsid="00178d9c"/>
    </style:style>
    <style:style style:name="T2" style:family="text">
      <style:text-properties officeooo:rsid="001e756b"/>
    </style:style>
    <style:style style:name="T3" style:family="text">
      <style:text-properties officeooo:rsid="00221f32"/>
    </style:style>
    <style:style style:name="T4" style:family="text">
      <style:text-properties officeooo:rsid="0025538e"/>
    </style:style>
    <style:style style:name="T5" style:family="text">
      <style:text-properties officeooo:rsid="0023bbd8"/>
    </style:style>
    <style:style style:name="T6" style:family="text">
      <style:text-properties officeooo:rsid="00256761"/>
    </style:style>
    <style:style style:name="T7" style:family="text">
      <style:text-properties officeooo:rsid="00272c7a"/>
    </style:style>
    <style:style style:name="T8" style:family="text">
      <style:text-properties officeooo:rsid="001678ea"/>
    </style:style>
    <style:style style:name="T9" style:family="text">
      <style:text-properties officeooo:rsid="0029460d"/>
    </style:style>
    <style:style style:name="T10" style:family="text">
      <style:text-properties officeooo:rsid="002a2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P2" text:outline-level="2">Livres</text:h>
      <text:h text:style-name="P3" text:outline-level="3">Nom: <text:span text:style-name="T1">1-</text:span><text:span text:style-name="T2">Preter un exemplaire de livre</text:span></text:h>
      <text:h text:style-name="P4" text:outline-level="4">Objectif: </text:h>
      <text:p text:style-name="P5">Preter un livre a un membre selon le type d’adherant, le type de livre et la disponibilite du livre en elle meme.</text:p>
      <text:h text:style-name="P4" text:outline-level="4">Acteur:</text:h>
      <text:p text:style-name="P5">Bibliothecaire</text:p>
      <text:h text:style-name="P4" text:outline-level="4">Input:</text:h>
      <text:p text:style-name="P5">ref_<text:span text:style-name="T3">exemplaire, ref_</text:span><text:span text:style-name="T4">membre</text:span></text:p>
      <text:h text:style-name="P4" text:outline-level="4">Scenario nominal:</text:h>
      <text:p text:style-name="P6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P4" text:outline-level="4">Regle de gestion:</text:h>
      <text:p text:style-name="P7"><text:span text:style-name="T5">1</text:span>- <text:span text:style-name="T5">le membre existe </text:span></text:p>
      <text:p text:style-name="P8">2- l’exemplaire du livre existe</text:p>
      <text:p text:style-name="P7"><text:span text:style-name="T5">3</text:span>- Exemplaire disponible </text:p>
      <text:p text:style-name="P6"><text:span text:style-name="T5">4</text:span>- Membre Inscrit et actif</text:p>
      <text:p text:style-name="P6"><text:span text:style-name="T5">5</text:span>- Membre ne subis pas une penalite</text:p>
      <text:p text:style-name="P9"><text:span text:style-name="T5">6</text:span><text:span text:style-name="T3">- Le membre n’a pas encore termine tout son quota</text:span></text:p>
      <text:h text:style-name="P4" text:outline-level="4">Scenario alternatif:</text:h>
      <text:p text:style-name="P10">Pour chaque erreur, retourner a la page de torrefaction et afficher l’erreur correspondante a la regle de gestion non respect.</text:p>
      <text:h text:style-name="P4" text:outline-level="4">Resultat</text:h>
      <text:p text:style-name="P10">Succes: -<text:span text:style-name="T5">pret +1, exemplaire du livre -1, quota -1</text:span></text:p>
      <text:p text:style-name="P10">Erreur 1, <text:span text:style-name="T1">2, 3, 4, </text:span><text:span text:style-name="T5">5, 6</text:span>: <text:span text:style-name="T1">None</text:span></text:p>
      <text:p text:style-name="P10"/>
      <text:h text:style-name="P11" text:outline-level="3"><text:soft-page-break/>Nom: <text:span text:style-name="T1">1-</text:span><text:span text:style-name="T4">Rendre </text:span><text:span text:style-name="T2">un exemplaire de livre</text:span></text:h>
      <text:h text:style-name="P12" text:outline-level="4">Objectif: </text:h>
      <text:p text:style-name="P13">Un membre peut rendre un livre qu’il a prete</text:p>
      <text:h text:style-name="P12" text:outline-level="4">Acteur:</text:h>
      <text:p text:style-name="P14">Bibliothecaire</text:p>
      <text:h text:style-name="P12" text:outline-level="4">Input:</text:h>
      <text:p text:style-name="P14">ref_<text:span text:style-name="T3">exemplaire, ref_</text:span><text:span text:style-name="T4">membre</text:span></text:p>
      <text:h text:style-name="P12" text:outline-level="4">Scenario nominal:</text:h>
      <text:p text:style-name="P15">Le bibliothecaire entre dans la page de <text:span text:style-name="T4">remise de pret</text:span> depuis l<text:span text:style-name="T4">a page de liste de pret en choisissant le pret a rendre. Et peut tout simplement effectuer la remise du livre alors</text:span></text:p>
      <text:h text:style-name="P12" text:outline-level="4">Regle de gestion:</text:h>
      <text:p text:style-name="P15"><text:span text:style-name="T5">1</text:span>- <text:span text:style-name="T5">le membre existe </text:span></text:p>
      <text:p text:style-name="P16">2- l’exemplaire du livre existe</text:p>
      <text:p text:style-name="P15"><text:span text:style-name="T5">3</text:span>- Exemplaire <text:span text:style-name="T4">du livre n’est pas disponible</text:span></text:p>
      <text:h text:style-name="P12" text:outline-level="4">Scenario alternatif:</text:h>
      <text:p text:style-name="P17">Pour chaque erreur, retourner a la page de torrefaction et afficher l’erreur correspondante a la regle de gestion non respect.</text:p>
      <text:h text:style-name="P12" text:outline-level="4">Resultat</text:h>
      <text:p text:style-name="P17">Succes: -<text:span text:style-name="T4">remise +1,</text:span> -<text:span text:style-name="T4">quota +1</text:span><text:span text:style-name="T5">, exemplaire du livre </text:span><text:span text:style-name="T4">+</text:span><text:span text:style-name="T5">1</text:span></text:p>
      <text:p text:style-name="P17">Erreur 1, <text:span text:style-name="T1">2, 3</text:span>: <text:span text:style-name="T1">None</text:span></text:p>
      <text:h text:style-name="P18" text:outline-level="3">Nom: <text:span text:style-name="T1">2-</text:span><text:span text:style-name="T4">Inscrire une personne</text:span></text:h>
      <text:h text:style-name="P19" text:outline-level="4">Objectif:</text:h>
      <text:p text:style-name="P13">Inscrire une personne a la bibliotheque</text:p>
      <text:h text:style-name="P19" text:outline-level="4">Acteur:</text:h>
      <text:p text:style-name="P13">Bibliothecaire</text:p>
      <text:h text:style-name="P19" text:outline-level="4">Input:</text:h>
      <text:p text:style-name="P13">Nom, Prenom, date de naissance, telephone, mail, ref adherant, duree</text:p>
      <text:h text:style-name="P19" text:outline-level="4"><text:soft-page-break/>Scenario nominal:</text:h>
      <text:p text:style-name="P13">Le bibliothecaire rentre dans la page inscrire dans le menu, et tape les informations sur l’individu ainsi que le type d’adherent, et la duree de l’abonnement.</text:p>
      <text:h text:style-name="P19" text:outline-level="4">Regle de gestion:</text:h>
      <text:p text:style-name="P13">1- date de naissance valide(&lt;= aujourd’hui)</text:p>
      <text:p text:style-name="P13">2- <text:span text:style-name="T6">duree &gt;= duree minimum</text:span></text:p>
      <text:p text:style-name="P20">3- la reference d’adherant existe belle et bien</text:p>
      <text:p text:style-name="P20">4- Le nom et le prenom n’apparaiessent pas ensemble encore dans la base de donnee.</text:p>
      <text:h text:style-name="P19" text:outline-level="4">Scenario alternatif:</text:h>
      <text:p text:style-name="P21">Pour chaque erreur, retourner a la page de torrefaction et afficher l’erreur correspondante a la regle de gestion non respect.</text:p>
      <text:h text:style-name="P19" text:outline-level="4">Resultat</text:h>
      <text:p text:style-name="P20">Succes: inscription +</text:p>
      <text:p text:style-name="P20">Error: nonex</text:p>
      <text:p text:style-name="P22"/>
      <text:h text:style-name="P23" text:outline-level="3">Nom: <text:span text:style-name="T6">3</text:span><text:span text:style-name="T1">-</text:span><text:span text:style-name="T6">Reserver un livre</text:span></text:h>
      <text:h text:style-name="P24" text:outline-level="4">Objectif:</text:h>
      <text:p text:style-name="P20">Un membre peut demander a reserver un livre a une date donnee</text:p>
      <text:h text:style-name="P24" text:outline-level="4">Acteur:</text:h>
      <text:p text:style-name="P25">Bibliothecaire</text:p>
      <text:h text:style-name="P24" text:outline-level="4">Input:</text:h>
      <text:p text:style-name="P26"><text:span text:style-name="T6">Ref livre,</text:span><text:span text:style-name="T3"> ref_</text:span><text:span text:style-name="T4">membre, </text:span><text:span text:style-name="T6">date</text:span></text:p>
      <text:h text:style-name="P24" text:outline-level="4">Scenario nominal:</text:h>
      <text:p text:style-name="P27">Le bibliothecaire entre dans la page de <text:span text:style-name="T6">reservation</text:span> depuis le menu ensuite va entrer dans le formulaire le membre concerne, grace a l’outil de recherche, entre la reference du livre grace a une barre de recherche aussi, et appuie sur valider, <text:span text:style-name="T6">ainsi que la date du pret</text:span></text:p>
      <text:h text:style-name="P24" text:outline-level="4">Regle de gestion:</text:h>
      <text:p text:style-name="P27"><text:span text:style-name="T5">1</text:span>- <text:span text:style-name="T5">le membre existe </text:span></text:p>
      <text:p text:style-name="P28">2- <text:span text:style-name="T6">le livre existe </text:span></text:p>
      <text:p text:style-name="P27"><text:soft-page-break/><text:span text:style-name="T5">3</text:span>- <text:span text:style-name="T6">Il existe un exemplaire du livre de disponible pour le jour d’avant</text:span></text:p>
      <text:p text:style-name="P27"><text:span text:style-name="T5">4</text:span>- Membre Inscrit et actif</text:p>
      <text:p text:style-name="P27"><text:span text:style-name="T5">5</text:span>- Membre ne subis pas une penalite</text:p>
      <text:p text:style-name="P29"><text:span text:style-name="T5">6</text:span><text:span text:style-name="T3">- Le membre n’a pas encore termine tout son quota </text:span><text:span text:style-name="T6">a la date choisie</text:span></text:p>
      <text:p text:style-name="P20">7- date valide (&lt;= aujourd’hui)</text:p>
      <text:h text:style-name="P24" text:outline-level="4">Scenario alternatif:</text:h>
      <text:p text:style-name="P21">Pour chaque erreur, retourner a la page de torrefaction et afficher l’erreur correspondante a la regle de gestion non respect.</text:p>
      <text:p text:style-name="P30">1- afficher quand un exemplaire du livre sera libere apres la date choisie</text:p>
      <text:p text:style-name="P30">- afficher quand le quota de la personne se liberera</text:p>
      <text:h text:style-name="P24" text:outline-level="4">Resultat</text:h>
      <text:p text:style-name="P21">Succes: -<text:span text:style-name="T7">reservation</text:span><text:span text:style-name="T5">+1, </text:span></text:p>
      <text:p text:style-name="P31"><text:span text:style-name="T8">Erreur 1, </text:span><text:span text:style-name="T1">2, 3, 4, </text:span><text:span text:style-name="T5">5, 6</text:span><text:span text:style-name="T8">:, </text:span><text:span text:style-name="T7">7</text:span><text:span text:style-name="T8"> </text:span><text:span text:style-name="T1">None</text:span></text:p>
      <text:h text:style-name="P19" text:outline-level="4"/>
      <text:h text:style-name="P32" text:outline-level="3">Nom: <text:span text:style-name="T7">Valider une reservation</text:span></text:h>
      <text:h text:style-name="P33" text:outline-level="4">Objectif:</text:h>
      <text:p text:style-name="P30">Valider une reservation effectue par un member donc, confirmer le pret d’un exemplaire du livre</text:p>
      <text:h text:style-name="P33" text:outline-level="4">Acteur:</text:h>
      <text:p text:style-name="P34">Bibliothecaire</text:p>
      <text:h text:style-name="P33" text:outline-level="4">Input:</text:h>
      <text:p text:style-name="P30">Ref reservation, bool valider|refuser</text:p>
      <text:h text:style-name="P33" text:outline-level="4">Scenario nominal:</text:h>
      <text:p text:style-name="P35">Le bibliothecaire entre dans la page de <text:span text:style-name="T7">la liste des </text:span><text:span text:style-name="T6">reservation</text:span> <text:span text:style-name="T7">et puis peut valider ou refuser, et rajouter un message. Ensuite la reservation deviens un pret si c’est confirme</text:span></text:p>
      <text:h text:style-name="P33" text:outline-level="4">Regle de gestion:</text:h>
      <text:p text:style-name="P35"><text:span text:style-name="T5">1</text:span>- <text:span text:style-name="T5">l</text:span><text:span text:style-name="T7">a reservation existe</text:span></text:p>
      <text:p text:style-name="P30">2 – la date du pret &lt;= aujourd’hui</text:p>
      <text:p text:style-name="P30">3- Regles de gestion fonctionalite 1 pret</text:p>
      <text:h text:style-name="P33" text:outline-level="4"><text:soft-page-break/>Scenario alternatif:</text:h>
      <text:p text:style-name="P36">Pour chaque erreur, retourner a la page de torrefaction et afficher l’erreur correspondante a la regle de gestion non respect.</text:p>
      <text:p text:style-name="P30">3- afficher l’erreur du pret et rajouter dans le commentaire de la validation l’erreur du pret.</text:p>
      <text:h text:style-name="P33" text:outline-level="4">Resultat</text:h>
      <text:p text:style-name="P36">Succes: -<text:span text:style-name="T7">reservation mis en confirme</text:span><text:span text:style-name="T5">, </text:span><text:span text:style-name="T7">succes fonctionalite 1</text:span><text:span text:style-name="T5"> </text:span><text:span text:style-name="T7">| reservation mis en annule, </text:span></text:p>
      <text:p text:style-name="P36"/>
      <text:h text:style-name="P32" text:outline-level="3">Nom: <text:span text:style-name="T7">Prolonger un pret </text:span><text:span text:style-name="T9">+ validation(meme regle de gestion)</text:span></text:h>
      <text:h text:style-name="P33" text:outline-level="4">Objectif:</text:h>
      <text:p text:style-name="P30">Un membre peut essayer de prolonger un pret qu’il a deja.</text:p>
      <text:h text:style-name="P33" text:outline-level="4">Acteur:</text:h>
      <text:p text:style-name="P34">Bibliothecaire</text:p>
      <text:h text:style-name="P33" text:outline-level="4">Input:</text:h>
      <text:p text:style-name="P30">Ref pret</text:p>
      <text:h text:style-name="P33" text:outline-level="4">Scenario nominal:</text:h>
      <text:p text:style-name="P35">Le bibliothecaire entre dans la page de <text:span text:style-name="T7">la liste des prets et puis </text:span><text:span text:style-name="T9">choisi prolonger un pret</text:span></text:p>
      <text:h text:style-name="P33" text:outline-level="4">Regle de gestion:</text:h>
      <text:p text:style-name="P35"><text:span text:style-name="T5">1</text:span>- <text:span text:style-name="T9">le pret existe </text:span></text:p>
      <text:p text:style-name="P30">2 – <text:span text:style-name="T9">prolongement valable(nombre de jour avant la fin du pret)</text:span></text:p>
      <text:p text:style-name="P30">3- <text:span text:style-name="T9">exemplaire disponible pendant la duree de l’extension potentiel</text:span></text:p>
      <text:h text:style-name="P33" text:outline-level="4">Scenario alternatif:</text:h>
      <text:p text:style-name="P36">Pour chaque erreur, retourner a la page et afficher l’erreur correspondante a la regle de gestion non respect.</text:p>
      <text:p text:style-name="P37">2- afficher le jour ou la demande d’extension devient possible</text:p>
      <text:p text:style-name="P30"><text:span text:style-name="T9">3</text:span> <text:span text:style-name="T9">afficher date proochaine disponibilite du livre</text:span></text:p>
      <text:h text:style-name="P33" text:outline-level="4">Resultat</text:h>
      <text:p text:style-name="P36">Succes: -<text:span text:style-name="T9">prolongement+</text:span></text:p>
      <text:p text:style-name="P36"/>
      <text:h text:style-name="P38" text:outline-level="3"><text:soft-page-break/>Nom: <text:span text:style-name="T7">Valider un </text:span><text:span text:style-name="T9">prolongement de pret</text:span></text:h>
      <text:h text:style-name="P39" text:outline-level="4">Objectif:</text:h>
      <text:p text:style-name="P40">Valider <text:span text:style-name="T9">un prolongement de pret demande </text:span>par un member donc, <text:s/><text:span text:style-name="T9">donc un nouveau pret commencera directement et automatiquement a la fin du pret en question actuel</text:span></text:p>
      <text:h text:style-name="P39" text:outline-level="4">Acteur:</text:h>
      <text:p text:style-name="P41">Bibliothecaire</text:p>
      <text:h text:style-name="P39" text:outline-level="4">Input:</text:h>
      <text:p text:style-name="P37">Ref prolongement</text:p>
      <text:h text:style-name="P39" text:outline-level="4">Scenario nominal:</text:h>
      <text:p text:style-name="P42">Le bibliothecaire entre dans la page de <text:span text:style-name="T7">la liste de </text:span><text:span text:style-name="T9">prolongation</text:span> <text:span text:style-name="T7">et puis peut valider ou refuser, et rajouter un message. Ensuite l</text:span><text:span text:style-name="T9">e prolongement</text:span><text:span text:style-name="T7"> devien</text:span><text:span text:style-name="T9">t </text:span><text:span text:style-name="T7">un pret si c’est confirme</text:span></text:p>
      <text:h text:style-name="P39" text:outline-level="4">Regle de gestion:</text:h>
      <text:p text:style-name="P42"><text:span text:style-name="T5">1</text:span>- <text:span text:style-name="T9">l’extension existe </text:span></text:p>
      <text:p text:style-name="P40"><text:span text:style-name="T9">2</text:span>- <text:span text:style-name="T9">exemplaire disponible pendant la duree de l’extension potentiel</text:span></text:p>
      <text:h text:style-name="P39" text:outline-level="4">Scenario alternatif:</text:h>
      <text:p text:style-name="P43">Pour chaque erreur, retourner a la page de torrefaction et afficher l’erreur correspondante a la regle de gestion non respect.</text:p>
      <text:p text:style-name="P40"><text:span text:style-name="T9">2</text:span>- afficher l’erreur du pret et rajouter dans le commentaire de la validation l’erreur du pret.</text:p>
      <text:h text:style-name="P39" text:outline-level="4">Resultat</text:h>
      <text:p text:style-name="P43">Succes: -<text:span text:style-name="T9">Prolongation</text:span><text:span text:style-name="T7"> mis en confirme</text:span><text:span text:style-name="T5">, </text:span><text:span text:style-name="T7">succes fonctionalite 1 </text:span><text:span text:style-name="T10">=&gt; insertion pret automatique a la date prevue</text:span><text:span text:style-name="T5"> </text:span><text:span text:style-name="T7">| reservation mis en annule, 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1T06:41:16.606000000</meta:creation-date>
    <dc:date>2025-06-23T21:44:47.808000000</dc:date>
    <meta:editing-duration>PT39M53S</meta:editing-duration>
    <meta:editing-cycles>5</meta:editing-cycles>
    <meta:generator>LibreOffice/24.8.7.2$Windows_X86_64 LibreOffice_project/e07d0a63a46349d29051da79b1fde8160bab2a89</meta:generator>
    <meta:document-statistic meta:table-count="0" meta:image-count="0" meta:object-count="0" meta:page-count="6" meta:paragraph-count="138" meta:word-count="966" meta:character-count="5915" meta:non-whitespace-character-count="5072"/>
  </office:meta>
</office:document-meta>
</file>